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0.8598in"/>
    </style:style>
    <style:style style:name="co10" style:family="table-column">
      <style:table-column-properties fo:break-before="auto" style:column-width="0.3374in"/>
    </style:style>
    <style:style style:name="co11" style:family="table-column">
      <style:table-column-properties fo:break-before="auto" style:column-width="9.0362in"/>
    </style:style>
    <style:style style:name="co12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10.753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8.1807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835in"/>
    </style:style>
    <style:style style:name="co17" style:family="table-column">
      <style:table-column-properties fo:break-before="auto" style:column-width="1.7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Ocurrencia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Los objetos azules</text:p>
          </table:table-cell>
          <table:table-cell office:value-type="float" office:value="18" calcext:value-type="float">
            <text:p>18</text:p>
          </table:table-cell>
          <table:table-cell table:formula="of:=([Ocurrencias.B2]/SUM(([Ocurrencias.B2:.B14])))*100" office:value-type="float" office:value="90" calcext:value-type="float">
            <text:p>90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Los objetos en el circulo</text:p>
          </table:table-cell>
          <table:table-cell office:value-type="float" office:value="1" calcext:value-type="float">
            <text:p>1</text:p>
          </table:table-cell>
          <table:table-cell table:formula="of:=([Ocurrencias.B3]/SUM(([Ocurrencias.B2:.B14]))*100)"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Los objetos azules en la esquina</text:p>
          </table:table-cell>
          <table:table-cell office:value-type="float" office:value="1" calcext:value-type="float">
            <text:p>1</text:p>
          </table:table-cell>
          <table:table-cell table:formula="of:=([Ocurrencias.B4]/SUM(([Ocurrencias.B2:.B14])))*100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5]/SUM(([Ocurrencias.B2:.B14]))*10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SUM([Ocurrencias.B2:.B14])" office:value-type="float" office:value="20" calcext:value-type="float">
            <text:p>20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blue.(T) &amp; Ex-blue.(T)</text:p>
          </table:table-cell>
          <table:table-cell office:value-type="float" office:value="897" calcext:value-type="float">
            <text:p>897</text:p>
          </table:table-cell>
          <table:table-cell table:formula="of:=([Ocurrencias.B18]/SUM([Ocurrencias.B18:.B57]))*100" office:value-type="float" office:value="89.7" calcext:value-type="float">
            <text:p>89.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orner.(T) &amp; Ex-blue.(T) &amp; Ex-corner.(T) &amp; Ex-blue.(T)</text:p>
          </table:table-cell>
          <table:table-cell office:value-type="float" office:value="54" calcext:value-type="float">
            <text:p>54</text:p>
          </table:table-cell>
          <table:table-cell table:formula="of:=([Ocurrencias.B19]/SUM([Ocurrencias.B18:.B57]))*100" office:value-type="float" office:value="5.4" calcext:value-type="float">
            <text:p>5.4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orner.(T)</text:p>
          </table:table-cell>
          <table:table-cell office:value-type="float" office:value="30" calcext:value-type="float">
            <text:p>30</text:p>
          </table:table-cell>
          <table:table-cell table:formula="of:=([Ocurrencias.B20]/SUM([Ocurrencias.B18:.B57]))*100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circe.(T)</text:p>
          </table:table-cell>
          <table:table-cell office:value-type="float" office:value="19" calcext:value-type="float">
            <text:p>19</text:p>
          </table:table-cell>
          <table:table-cell table:formula="of:=([Ocurrencias.B21]/SUM(([Ocurrencias.B18:.B57])))*100" office:value-type="float" office:value="1.9" calcext:value-type="float">
            <text:p>1.9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2]/SUM(([Ocurrencias.B18:.B57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3]/SUM(([Ocurrencias.B18:.B57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formula="of:=SUM([.B18:.B22])" office:value-type="float" office:value="1000" calcext:value-type="float">
            <text:p>1000</text:p>
          </table:table-cell>
          <table:table-cell/>
          <table:table-cell table:formula="of:=([Ocurrencias.B24]/SUM(([Ocurrencias.B18:.B57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5]/SUM(([Ocurrencias.B18:.B57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6]/SUM(([Ocurrencias.B18:.B57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7]/SUM(([Ocurrencias.B18:.B57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8]/SUM(([Ocurrencias.B18:.B57])))*100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29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0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1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2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3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4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5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6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7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8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39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0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1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2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5" table:formula="of:=([Ocurrencias.B43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4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5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6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7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8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49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0]/SUM(([Ocurrencias.B18:.B57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1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2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3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4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5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6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7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SUM([Ocurrencias.C18:.C57])" office:value-type="float" office:value="100" calcext:value-type="float">
            <text:p>100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blue.(T)</text:p>
          </table:table-cell>
          <table:table-cell office:value-type="float" office:value="978" calcext:value-type="float">
            <text:p>978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Ex-corner.(T)</text:p>
          </table:table-cell>
          <table:table-cell office:value-type="float" office:value="22" calcext:value-type="float">
            <text:p>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i</text:p>
          </table:table-cell>
        </table:table-row>
      </table:table>
      <table:table table:name="Comparacion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icado [%]</text:p>
          </table:table-cell>
        </table:table-row>
        <table:table-row table:style-name="ro4">
          <table:table-cell office:value-type="string" calcext:value-type="string">
            <text:p>Los objetos azules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</table:table-row>
        <table:table-row table:style-name="ro4">
          <table:table-cell office:value-type="string" calcext:value-type="string">
            <text:p>Los objetos azules en la esqui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ubo azul, pastel azul, cilindro azul y rectangulo azul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style-name="ce2"/>
          <table:table-cell table:number-columns-repeated="5"/>
        </table:table-row>
        <table:table-row table:style-name="ro4">
          <table:table-cell table:style-name="ce2"/>
          <table:table-cell table:number-columns-repeated="5"/>
        </table:table-row>
      </table:table>
      <table:table table:name="Sheet1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2"/>
        </table:table-row>
      </table:table>
      <table:table table:name="excel" table:style-name="ta1">
        <table:table-column table:style-name="co11" table:default-cell-style-name="Default"/>
        <table:table-column table:style-name="co12" table:default-cell-style-name="Default"/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1.A1:Sheet1.B6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2:23:16.444641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2:26:19.200057421</dc:date>
    <meta:editing-duration>PT3H50M16S</meta:editing-duration>
    <meta:editing-cycles>23</meta:editing-cycles>
    <meta:generator>LibreOffice/4.2.8.2$Linux_X86_64 LibreOffice_project/420m0$Build-2</meta:generator>
    <meta:document-statistic meta:table-count="4" meta:cell-count="141" meta:object-count="0"/>
  </office:meta>
</office:document-meta>
</file>